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f859"/>
    </style:style>
    <style:style style:name="T1" style:family="text">
      <style:text-properties fo:font-weight="bold" officeooo:rsid="000cf859" style:font-weight-asian="bold" style:font-weight-complex="bold"/>
    </style:style>
    <style:style style:name="T2" style:family="text">
      <style:text-properties officeooo:rsid="000cf8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VSS, Proiect 5. Evaluator Examen</text:p>
      <text:p text:style-name="Standard">Informatică – Română, 2018-2019/II, S01S12</text:p>
      <text:p text:style-name="Standard">Proiectaţi şi implementaţi o aplicaţie Java pentru rezolvarea problemei propuse. Se va evidenţia o arhitectură stratificată. Informaţiile vor fi preluate din fişiere text.</text:p>
      <text:p text:style-name="Standard">5. Evaluator examen</text:p>
      <text:p text:style-name="Standard">Un profesor doreste dezvoltarea unui program pentru gestionarea subiectelor pentru un test de tip grila.<text:span text:style-name="T1">Aplicatia va fi realizata in Java.</text:span></text:p>
      <text:p text:style-name="Standard">Programul va avea urmatoarele functionalitati:</text:p>
      <text:p text:style-name="Standard">F01. adaugarea unei noi intrebari pentru un anumit domeniu (enunt intrebare, raspuns 1, raspuns 2, raspuns 3, raspunsul corect, domeniul) in setul de intrebari disponibile;</text:p>
      <text:p text:style-name="P1">F02. crearea unui nou test (testul va contine 5 intrebari alese aleator din cele disponibile, din domenii diferite);<text:span text:style-name="T1">In cazul in care nu sunt destule intrebari se va afisa un mesaj de eroare corespunzator.</text:span></text:p>
      <text:p text:style-name="P1">F03. afisarea unei statistici cu numarul de intrebari organizate pe domenii.<text:span text:style-name="T1">In cazul in care nu sunt destule intrebari se va afisa un mesaj de eroare corespunzat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7:14:15.603504304</meta:creation-date>
    <dc:date>2019-03-20T12:30:07.879200544</dc:date>
    <meta:editing-duration>PT1H2M47S</meta:editing-duration>
    <meta:editing-cycles>1</meta:editing-cycles>
    <meta:document-statistic meta:table-count="0" meta:image-count="0" meta:object-count="0" meta:page-count="1" meta:paragraph-count="9" meta:word-count="146" meta:character-count="990" meta:non-whitespace-character-count="854"/>
    <meta:generator>LibreOffice/6.1.4.2$Linux_X86_64 LibreOffice_project/10$Build-2</meta:generator>
  </office:meta>
</office:document-meta>
</file>